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2024" officeooo:paragraph-rsid="00042024"/>
    </style:style>
    <style:style style:name="P2" style:family="paragraph" style:parent-style-name="Standard">
      <style:text-properties fo:font-weight="bold" officeooo:rsid="0009fbef" officeooo:paragraph-rsid="000514de" style:font-weight-asian="bold" style:font-weight-complex="bold"/>
    </style:style>
    <style:style style:name="P3" style:family="paragraph" style:parent-style-name="Standard">
      <style:text-properties fo:font-weight="bold" officeooo:rsid="0009fbef" officeooo:paragraph-rsid="0006056b" style:font-weight-asian="bold" style:font-weight-complex="bold"/>
    </style:style>
    <style:style style:name="P4" style:family="paragraph" style:parent-style-name="Standard">
      <style:text-properties fo:font-weight="bold" officeooo:rsid="0009fbef" officeooo:paragraph-rsid="000b83f3" style:font-weight-asian="bold" style:font-weight-complex="bold"/>
    </style:style>
    <style:style style:name="P5" style:family="paragraph" style:parent-style-name="Standard">
      <style:text-properties fo:font-weight="bold" officeooo:rsid="0009fbef" officeooo:paragraph-rsid="000bfad5" style:font-weight-asian="bold" style:font-weight-complex="bold"/>
    </style:style>
    <style:style style:name="P6" style:family="paragraph" style:parent-style-name="Standard">
      <style:text-properties fo:font-weight="bold" officeooo:rsid="0009fbef" officeooo:paragraph-rsid="000e51cc" style:font-weight-asian="bold" style:font-weight-complex="bold"/>
    </style:style>
    <style:style style:name="P7" style:family="paragraph" style:parent-style-name="Standard">
      <style:text-properties fo:font-weight="bold" officeooo:rsid="000a8b20" officeooo:paragraph-rsid="000514de" style:font-weight-asian="bold" style:font-weight-complex="bold"/>
    </style:style>
    <style:style style:name="P8" style:family="paragraph" style:parent-style-name="Standard">
      <style:text-properties fo:font-weight="bold" officeooo:rsid="000a8b20" officeooo:paragraph-rsid="0006056b" style:font-weight-asian="bold" style:font-weight-complex="bold"/>
    </style:style>
    <style:style style:name="P9" style:family="paragraph" style:parent-style-name="Standard">
      <style:text-properties fo:font-weight="bold" officeooo:rsid="000a8b20" officeooo:paragraph-rsid="000b83f3" style:font-weight-asian="bold" style:font-weight-complex="bold"/>
    </style:style>
    <style:style style:name="P10" style:family="paragraph" style:parent-style-name="Standard">
      <style:text-properties fo:font-weight="bold" officeooo:rsid="000a8b20" officeooo:paragraph-rsid="000bfad5" style:font-weight-asian="bold" style:font-weight-complex="bold"/>
    </style:style>
    <style:style style:name="P11" style:family="paragraph" style:parent-style-name="Standard">
      <style:text-properties fo:font-weight="bold" officeooo:rsid="000a8b20" officeooo:paragraph-rsid="000e51cc"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514de" officeooo:paragraph-rsid="000514de"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514de" officeooo:paragraph-rsid="000bfad5" style:font-weight-asian="bold" style:font-weight-complex="bold"/>
    </style:style>
    <style:style style:name="P14"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0514de" style:font-weight-asian="normal" style:font-weight-complex="normal"/>
    </style:style>
    <style:style style:name="T3" style:family="text">
      <style:text-properties fo:font-weight="normal" officeooo:rsid="000b8cde" style:font-weight-asian="normal" style:font-weight-complex="normal"/>
    </style:style>
    <style:style style:name="T4" style:family="text">
      <style:text-properties fo:font-weight="normal" officeooo:rsid="0005b00e" style:font-weight-asian="normal" style:font-weight-complex="normal"/>
    </style:style>
    <style:style style:name="T5" style:family="text">
      <style:text-properties fo:font-weight="normal" officeooo:rsid="000b83f3" style:font-weight-asian="normal" style:font-weight-complex="normal"/>
    </style:style>
    <style:style style:name="T6" style:family="text">
      <style:text-properties fo:font-weight="normal" officeooo:rsid="000bfad5" style:font-weight-asian="normal" style:font-weight-complex="normal"/>
    </style:style>
    <style:style style:name="T7" style:family="text">
      <style:text-properties fo:font-weight="normal" officeooo:rsid="000c7c0e" style:font-weight-asian="normal" style:font-weight-complex="normal"/>
    </style:style>
    <style:style style:name="T8" style:family="text">
      <style:text-properties fo:font-weight="normal" officeooo:rsid="000e51cc" style:font-weight-asian="normal" style:font-weight-complex="normal"/>
    </style:style>
    <style:style style:name="T9" style:family="text">
      <style:text-properties officeooo:rsid="000514de"/>
    </style:style>
    <style:style style:name="T10" style:family="text">
      <style:text-properties officeooo:rsid="0005b00e"/>
    </style:style>
    <style:style style:name="T11" style:family="text">
      <style:text-properties officeooo:rsid="0006056b"/>
    </style:style>
    <style:style style:name="T12" style:family="text">
      <style:text-properties officeooo:rsid="000acb17"/>
    </style:style>
    <style:style style:name="T13" style:family="text">
      <style:text-properties officeooo:rsid="000b0250"/>
    </style:style>
    <style:style style:name="T14" style:family="text">
      <style:text-properties officeooo:rsid="000b83f3"/>
    </style:style>
    <style:style style:name="T15" style:family="text">
      <style:text-properties officeooo:rsid="000c30b0"/>
    </style:style>
    <style:style style:name="T16" style:family="text">
      <style:text-properties officeooo:rsid="000e51cc"/>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a 2: Posgrado</text:p>
      <text:p text:style-name="P1">Suponga que trabaja en el área de sistemas de la Facultad de Informática y se le solicitó la automatización del pago de carreras de posgrado. Inicialmente se coordinó una reunión con el director del posgrado y se obtuvo la siguiente información: Ya que no se desea seguir cobrando el dinero en la secretaría, es necesario que los alumnos puedan pagar las carreras vía web. Como el director de posgrado no realiza tareas administrativas nos recomendó hablar con el secretario académico. De la entrevista con el secretario académico se obtuvo la siguiente información: Es necesario cargar las carreras a un sistema. En esta primera versión del sistema sólo se nos pidió esta funcionalidad, sin la modificación ni eliminación. De cada carrera se conoce: nombre de la carrera (no puede repetirse), duración en años (a partir de la consulta del estatuto de posgrado se obtuvo que como máximo son 5 años), costo y cantidad máxima de cuotas para el pago. La carga de las carreras no la realiza el secretario académico sino un empleado administrativo. Al preguntarle por la dinámica del sistema, el secretario académico nos derivó con el jefe del área administrativa, con el cual hicimos otra entrevista y pudimos obtener la siguiente información: El requerimiento fue que el alumno ingrese a la web de posgrado y pueda registrarse ingresando: nombre, apellido, nombre de usuario (único) y contraseña (más de 6 dígitos). Cualquier alumno previamente registrado, puede iniciar sesión con su nombre de usuario y contraseña, habilitándose la inscripción a alguna de las carreras. Para ejemplificar esta funcionalidad nos otorgaron acceso al sistema SIGEF, el cual realiza funcionalidades similares para las carreras de grado. Para inscribirse, el alumno deberá seleccionar la carrera, ingresar la cantidad de cuotas a pagar, ingresar el número de tarjeta y, en caso de que la tarjeta sea válida y tenga fondos, se hará efectivo el cobro y la inscripción. La tarjeta de crédito se valida a través de un servicio del banco con el cual la universidad tiene convenio. Luego de efectuado el cobro, el sistema debe imprimir dos comprobantes, uno de inscripción y otro de pago. La única forma que tiene el alumno de pagar es con tarjeta de crédito. </text:p>
      <text:p text:style-name="P1"><draw:line text:anchor-type="paragraph" draw:z-index="0" draw:name="Línea 3" draw:style-name="gr1" draw:text-style-name="P14" svg:x1="0.024cm" svg:y1="0.281cm" svg:x2="17.203cm" svg:y2="0.318cm"><text:p/></draw:line></text:p>
      <text:p text:style-name="P1"/>
      <text:p text:style-name="P2">ID:<text:span text:style-name="T1"> </text:span><text:span text:style-name="T2">Cargar carrera</text:span></text:p>
      <text:p text:style-name="P2">Titulo: <text:span text:style-name="T1">Como </text:span><text:span text:style-name="T5">empleado administrativo quiero cargar carreras para registrarlas en el sistema</text:span></text:p>
      <text:p text:style-name="P2">Reglas de negocio: <text:span text:style-name="T2">Nombre de carrera único, máximo 5 años</text:span></text:p>
      <text:p text:style-name="P2"><text:span text:style-name="T2"/></text:p>
      <text:p text:style-name="P12"><text:span text:style-name="T1">Criterios de aceptación: (Cargar carrera)</text:span></text:p>
      <text:p text:style-name="P12"><text:span text:style-name="T1"/></text:p>
      <text:p text:style-name="P7">Escenario 1: <text:span text:style-name="T9">Carga</text:span> exitosa</text:p>
      <text:p text:style-name="P2">Dado: <text:span text:style-name="T4">La carrera “Física Cuántica” no existe en el sistema con una duración de 4 años.</text:span></text:p>
      <text:p text:style-name="P2">Cuando:<text:span text:style-name="T1"> </text:span><text:span text:style-name="T3">El </text:span><text:span text:style-name="T4">empleado administrativo ingresa el nombre “Física Cuántica”, la duración de 4 años, con un costo de 45000 pesos, el máximo de 12 cuotas y presiona”Cargar carrera”</text:span></text:p>
      <text:p text:style-name="P2">Entonces:<text:span text:style-name="T1"> </text:span><text:span text:style-name="T3">El sistema </text:span><text:span text:style-name="T4">registra la carrera en el sistema e informa el éxito.</text:span></text:p>
      <text:p text:style-name="P2"><text:span text:style-name="T4"/></text:p>
      <text:p text:style-name="P8">Escenario <text:span text:style-name="T13">2</text:span>: <text:span text:style-name="T9">Carga</text:span> <text:span text:style-name="T11">fallida por carrera ya </text:span><text:span text:style-name="T12">existente</text:span></text:p>
      <text:p text:style-name="P3">Dado: <text:span text:style-name="T4">La carrera “</text:span><text:span text:style-name="T5">Ingeniería de software</text:span><text:span text:style-name="T4">” </text:span><text:span text:style-name="T5">ya</text:span><text:span text:style-name="T4"> existe en el sistema con una duración de </text:span><text:span text:style-name="T5">3</text:span><text:span text:style-name="T4"> años.</text:span></text:p>
      <text:p text:style-name="P4">Cuando:<text:span text:style-name="T1"> </text:span><text:span text:style-name="T3">El </text:span><text:span text:style-name="T4">empleado administrativo ingresa el nombre “</text:span><text:span text:style-name="T5">Ingeniería de software</text:span><text:span text:style-name="T4">”, la duración de </text:span><text:span text:style-name="T5">3</text:span><text:span text:style-name="T4"> años, con un costo de </text:span><text:span text:style-name="T5">20</text:span><text:span text:style-name="T4">000 pesos, el máximo de </text:span><text:span text:style-name="T5">6</text:span><text:span text:style-name="T4"> cuotas y presiona”Cargar carrera”</text:span></text:p>
      <text:p text:style-name="P3"><text:span text:style-name="T10">Entonces:</text:span><text:span text:style-name="T4"> </text:span><text:span text:style-name="T3">El sistema </text:span><text:span text:style-name="T5">retorna un error por nombre de carrera existente</text:span><text:span text:style-name="T4">.</text:span></text:p>
      <text:p text:style-name="P3"><text:span text:style-name="T4"/></text:p>
      <text:p text:style-name="P9">Escenario <text:span text:style-name="T14">3</text:span>: <text:span text:style-name="T9">Carga</text:span> <text:span text:style-name="T11">fallida por </text:span><text:span text:style-name="T14">duración mayor a 5 años</text:span></text:p>
      <text:p text:style-name="P4">Dado: <text:span text:style-name="T4">La carrera “</text:span><text:span text:style-name="T5">Astronomía</text:span><text:span text:style-name="T4">” </text:span><text:span text:style-name="T5">no</text:span><text:span text:style-name="T4"> existe en el sistema con una duración de </text:span><text:span text:style-name="T5">6</text:span><text:span text:style-name="T4"> años.</text:span></text:p>
      <text:p text:style-name="P4">Cuando:<text:span text:style-name="T1"> </text:span><text:span text:style-name="T3">El </text:span><text:span text:style-name="T4">empleado administrativo ingresa el nombre “</text:span><text:span text:style-name="T5">Astronomía</text:span><text:span text:style-name="T4">”, la duración de </text:span><text:span text:style-name="T5">6</text:span><text:span text:style-name="T4"> años, con un costo de </text:span><text:span text:style-name="T5">50</text:span><text:span text:style-name="T4">000 pesos, el máximo de </text:span><text:span text:style-name="T5">12</text:span><text:span text:style-name="T4"> cuotas y presiona”Cargar carrera”</text:span></text:p>
      <text:p text:style-name="P4"><text:span text:style-name="T10">Entonces:</text:span><text:span text:style-name="T4"> </text:span><text:span text:style-name="T3">El sistema </text:span><text:span text:style-name="T5">retorna un error por duración de carrera mayor a 5 años</text:span><text:span text:style-name="T4">.</text:span></text:p>
      <text:p text:style-name="P4"><draw:line text:anchor-type="paragraph" draw:z-index="1" draw:name="Línea 1" draw:style-name="gr1" draw:text-style-name="P14" svg:x1="0.024cm" svg:y1="0.281cm" svg:x2="17.203cm" svg:y2="0.318cm"><text:p/></draw:line><text:span text:style-name="T4"/></text:p>
      <text:p text:style-name="P4"><text:span text:style-name="T4"/></text:p>
      <text:p text:style-name="P4"><text:span text:style-name="T4"/></text:p>
      <text:p text:style-name="P5"><text:soft-page-break/>ID:<text:span text:style-name="T1"> </text:span><text:span text:style-name="T6">Registrar</text:span><text:span text:style-name="T2"> </text:span><text:span text:style-name="T6">alumno</text:span></text:p>
      <text:p text:style-name="P5">Titulo: <text:span text:style-name="T1">Como </text:span><text:span text:style-name="T6">alumno quiero registrarme para poder hacer posgrados</text:span></text:p>
      <text:p text:style-name="P5">Reglas de negocio: <text:span text:style-name="T2">Nombre de </text:span><text:span text:style-name="T6">usuario único, contraseña mayor a 6 dígitos</text:span></text:p>
      <text:p text:style-name="P5"><text:span text:style-name="T2"/></text:p>
      <text:p text:style-name="P13"><text:span text:style-name="T1">Criterios de aceptación: (Cargar carrera)</text:span></text:p>
      <text:p text:style-name="P13"><text:span text:style-name="T1"/></text:p>
      <text:p text:style-name="P10">Escenario 1: <text:span text:style-name="T15">Registro</text:span> exitos<text:span text:style-name="T15">o</text:span></text:p>
      <text:p text:style-name="P5">Dado: <text:span text:style-name="T7">El alumno Pepe Mujica con nombre de usuario “pepito123” no registrado y contraseña 1234567.</text:span></text:p>
      <text:p text:style-name="P5">Cuando:<text:span text:style-name="T1"> </text:span><text:span text:style-name="T3">El </text:span><text:span text:style-name="T8">alumno ingresa el nombre Pepe, apellido Mujica, usuario “pepito123”, la contraseña 1234567 y presiona en “registrarse”.</text:span></text:p>
      <text:p text:style-name="P5"><text:span text:style-name="T10">Entonces:</text:span><text:span text:style-name="T4"> </text:span><text:span text:style-name="T3">El sistema </text:span><text:span text:style-name="T4">registra </text:span><text:span text:style-name="T8">al alumno e informa el éxito</text:span><text:span text:style-name="T4">.</text:span></text:p>
      <text:p text:style-name="P5"><text:span text:style-name="T4"/></text:p>
      <text:p text:style-name="P11">Escenario <text:span text:style-name="T16">2</text:span>: <text:span text:style-name="T15">Registro</text:span> <text:span text:style-name="T16">fallido por nombre de usuario existente</text:span></text:p>
      <text:p text:style-name="P6">Dado: <text:span text:style-name="T7">El alumno </text:span><text:span text:style-name="T8">David</text:span><text:span text:style-name="T7"> </text:span><text:span text:style-name="T8">Gimenez </text:span><text:span text:style-name="T7">con nombre de usuario “</text:span><text:span text:style-name="T8">david14</text:span><text:span text:style-name="T7">” </text:span><text:span text:style-name="T8">ya</text:span><text:span text:style-name="T7"> registrado y contraseña 1234567</text:span></text:p>
      <text:p text:style-name="P6">Cuando:<text:span text:style-name="T1"> </text:span><text:span text:style-name="T3">El </text:span><text:span text:style-name="T8">alumno ingresa el nombre David, apellido Gimenez, usuario “david14”, la contraseña 1234567 y presiona en “registrarse”</text:span></text:p>
      <text:p text:style-name="P6"><text:span text:style-name="T10">Entonces:</text:span><text:span text:style-name="T4"> </text:span><text:span text:style-name="T3">El sistema </text:span><text:span text:style-name="T8">retorna un error de nombre de usuario ya existe</text:span><text:span text:style-name="T4">.</text:span></text:p>
      <text:p text:style-name="P6"><text:span text:style-name="T4"/></text:p>
      <text:p text:style-name="P11">Escenario <text:span text:style-name="T16">3</text:span>: <text:span text:style-name="T15">Registro</text:span> <text:span text:style-name="T16">fallido por contraseña corta</text:span></text:p>
      <text:p text:style-name="P6">Dado: <text:span text:style-name="T7">El alumno </text:span><text:span text:style-name="T8">Tomas</text:span><text:span text:style-name="T7"> </text:span><text:span text:style-name="T8">Perez </text:span><text:span text:style-name="T7">con nombre de usuario “</text:span><text:span text:style-name="T8">Tom1</text:span><text:span text:style-name="T7">” </text:span><text:span text:style-name="T8">no</text:span><text:span text:style-name="T7"> registrado y contraseña 12345</text:span></text:p>
      <text:p text:style-name="P6">Cuando:<text:span text:style-name="T1"> </text:span><text:span text:style-name="T3">El </text:span><text:span text:style-name="T8">alumno ingresa el nombre Tomas, apellido Perez, usuario “tom1”, la contraseña 12345 y presiona en “registrarse”</text:span></text:p>
      <text:p text:style-name="P6"><text:span text:style-name="T10">Entonces:</text:span><text:span text:style-name="T4"> </text:span><text:span text:style-name="T3">El sistema </text:span><text:span text:style-name="T8">retorna un error informando que la contraseña debe tener mas de 6 caracteres</text:span><text:span text:style-name="T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8T18:28:36.348000000</meta:creation-date>
    <dc:date>2024-09-08T22:28:05.072000000</dc:date>
    <meta:editing-duration>PT3H59M24S</meta:editing-duration>
    <meta:editing-cycles>13</meta:editing-cycles>
    <meta:generator>LibreOffice/24.2.5.2$Windows_X86_64 LibreOffice_project/bffef4ea93e59bebbeaf7f431bb02b1a39ee8a59</meta:generator>
    <meta:document-statistic meta:table-count="0" meta:image-count="0" meta:object-count="0" meta:page-count="2" meta:paragraph-count="34" meta:word-count="776" meta:character-count="4817" meta:non-whitespace-character-count="4074"/>
  </office:meta>
</office:document-meta>
</file>